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6f5" officeooo:paragraph-rsid="0016d6f5"/>
    </style:style>
    <style:style style:name="P2" style:family="paragraph" style:parent-style-name="Standard">
      <style:text-properties officeooo:rsid="00181749" officeooo:paragraph-rsid="00181749"/>
    </style:style>
    <style:style style:name="P3" style:family="paragraph" style:parent-style-name="Standard">
      <style:text-properties officeooo:rsid="00181749" officeooo:paragraph-rsid="00184460"/>
    </style:style>
    <style:style style:name="T1" style:family="text">
      <style:text-properties officeooo:rsid="00184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o entry “EXACT” in GBIF either db or alternatives → exit</text:p>
      <text:p text:style-name="P1"/>
      <text:p text:style-name="P2">if db has “EXACT” extract accepted species name + scientific name → exit</text:p>
      <text:p text:style-name="P2">else → move on</text:p>
      <text:p text:style-name="P1"/>
      <text:p text:style-name="P2">if alternatives has “EXACT” extract accepted species name</text:p>
      <text:p text:style-name="P2"><text:tab/>if database is cross-taxonomic, check for life form</text:p>
      <text:p text:style-name="P3"><text:tab/><text:tab/><text:span text:style-name="T1">if life form equals vascular plants, select plant entry → exit</text:span></text:p>
      <text:p text:style-name="P3"><text:tab/><text:tab/><text:span text:style-name="T1">if life form equals birds, select bird entry → exit</text:span></text:p>
      <text:p text:style-name="P3"><text:tab/><text:tab/><text:span text:style-name="T1">if life form equals reptiles, select reptile entry → exit</text:span></text:p>
      <text:p text:style-name="P3"><text:tab/><text:tab/><text:span text:style-name="T1">if life form equals amphibians, select amphibian entry → exit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5:19:58.188390767</meta:creation-date>
    <dc:date>2019-06-04T15:56:12.407184816</dc:date>
    <meta:editing-duration>PT15M54S</meta:editing-duration>
    <meta:editing-cycles>1</meta:editing-cycles>
    <meta:document-statistic meta:table-count="0" meta:image-count="0" meta:object-count="0" meta:page-count="1" meta:paragraph-count="9" meta:word-count="85" meta:character-count="491" meta:non-whitespace-character-count="406"/>
    <meta:generator>LibreOffice/5.1.6.2$Linux_X86_64 LibreOffice_project/10m0$Build-2</meta:generator>
  </office:meta>
</office:document-meta>
</file>